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de236" officeooo:paragraph-rsid="0017ad3d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56638" officeooo:paragraph-rsid="0017ad3d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75be1" officeooo:paragraph-rsid="0017ad3d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78a3a" officeooo:paragraph-rsid="0017ad3d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officeooo:rsid="001ff851" officeooo:paragraph-rsid="0017ad3d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de236" officeooo:paragraph-rsid="0017ad3d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6pt" fo:font-weight="normal" officeooo:rsid="001250ff" officeooo:paragraph-rsid="0017ad3d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7ad3d" officeooo:paragraph-rsid="0017ad3d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weight="bold" officeooo:rsid="000fa0b5" officeooo:paragraph-rsid="0017ad3d" style:font-weight-asian="bold" style:font-weight-complex="bold"/>
    </style:style>
    <style:style style:name="P10" style:family="paragraph" style:parent-style-name="Standard">
      <style:text-properties fo:font-weight="bold" officeooo:rsid="001250ff" officeooo:paragraph-rsid="0017ad3d" style:font-weight-asian="bold" style:font-weight-complex="bold"/>
    </style:style>
    <style:style style:name="P11" style:family="paragraph" style:parent-style-name="Standard">
      <style:text-properties fo:font-weight="bold" officeooo:rsid="00144f03" officeooo:paragraph-rsid="0017ad3d" style:font-weight-asian="bold" style:font-weight-complex="bold"/>
    </style:style>
    <style:style style:name="P12" style:family="paragraph" style:parent-style-name="Standard">
      <style:text-properties fo:font-weight="normal" officeooo:rsid="000fa0b5" officeooo:paragraph-rsid="0017ad3d" style:font-weight-asian="normal" style:font-weight-complex="normal"/>
    </style:style>
    <style:style style:name="P13" style:family="paragraph" style:parent-style-name="Standard">
      <style:text-properties fo:font-weight="normal" officeooo:rsid="001250ff" officeooo:paragraph-rsid="0017ad3d" style:font-weight-asian="normal" style:font-weight-complex="normal"/>
    </style:style>
    <style:style style:name="P14" style:family="paragraph" style:parent-style-name="Standard">
      <style:text-properties fo:font-weight="normal" officeooo:rsid="00144f03" officeooo:paragraph-rsid="0017ad3d" style:font-weight-asian="normal" style:font-weight-complex="normal"/>
    </style:style>
    <style:style style:name="P15" style:family="paragraph" style:parent-style-name="Standard">
      <style:text-properties fo:font-size="15pt" fo:font-weight="normal" officeooo:rsid="001250ff" officeooo:paragraph-rsid="0017ad3d" style:font-size-asian="13.1000003814697pt" style:font-weight-asian="normal" style:font-size-complex="15pt" style:font-weight-complex="normal"/>
    </style:style>
    <style:style style:name="P16" style:family="paragraph"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50ff" style:font-weight-asian="normal" style:font-weight-complex="normal"/>
    </style:style>
    <style:style style:name="T3" style:family="text">
      <style:text-properties fo:font-weight="normal" officeooo:rsid="00144f03" style:font-weight-asian="normal" style:font-weight-complex="normal"/>
    </style:style>
    <style:style style:name="T4" style:family="text">
      <style:text-properties officeooo:rsid="00175be1"/>
    </style:style>
    <style:style style:name="T5" style:family="text">
      <style:text-properties officeooo:rsid="00216d92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1250ff" style:font-size-asian="16pt" style:font-weight-asian="normal" style:font-size-complex="16pt" style:font-weight-complex="normal"/>
    </style:style>
    <style:style style:name="T8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958cm" fo:min-width="4.5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65cm" fo:min-width="1.3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97cm" fo:min-width="1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79cm" fo:min-width="1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279cm" fo:min-width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2.136cm" fo:min-width="3.6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7">T</text:span><text:span text:style-name="T6">he <text:s/>Stakeholders</text:span></text:p>
      <text:p text:style-name="P15"/>
      <text:p text:style-name="P9"><text:s/><text:span text:style-name="T3">After a close inspection of the industry in Kerala, six class of entities were identified as participating in the process:</text:span></text:p>
      <text:p text:style-name="P14"/>
      <text:p text:style-name="P14">1. Manufacturer : The manufacturer of the bottle (breweries)</text:p>
      <text:p text:style-name="P14">2. Stockist/Super Stockist : An entity which recieves the assets in bulk from the manufacturer and distributes it down the chain.</text:p>
      <text:p text:style-name="P14">3. (Government) Warehouse: A warehouse where the the assets are stored before they’re destributed to the point of sale. This is usually operated by the government.</text:p>
      <text:p text:style-name="P14">4. Point of Sale: The place from where the customer buys the bottle for consumption. This could be the various hotels with the proper licenses or the so-called Beverages Shops.</text:p>
      <text:p text:style-name="P14">5. The customer: The consumer who buys the product for consumption.</text:p>
      <text:p text:style-name="P14">6. Excise Department: The government department which regulates the whole process, governing over everyone above. <text:span text:style-name="T4">They are assumed to be maintaining the nodes for this network.</text:span></text:p>
      <text:p text:style-name="P14"/>
      <text:p text:style-name="P14"/>
      <text:p text:style-name="P14"/>
      <text:p text:style-name="P8">Individual Capabilites</text:p>
      <text:p text:style-name="P7"/>
      <text:p text:style-name="P2">1. Excise department allow/disallow access into the blockchain network for various entities. </text:p>
      <text:p text:style-name="P2">2. Stakeholders 1- 4 are active in adding onto the blockchain.</text:p>
      <text:p text:style-name="P2">3. The customer only has access to read from the blockchain to view the history of travel of a particular id which corresponds to a bottle.</text:p>
      <text:p text:style-name="P2"/>
      <text:p text:style-name="P2"/>
      <text:p text:style-name="P2"/>
      <text:p text:style-name="P2"/>
      <text:p text:style-name="P2">Since Stockists and Warehouses do similar <text:s/>work from an implementation perspective, both their transactions are clubbed into one, called Transfer, with the TransferHandler TP</text:p>
      <text:p text:style-name="P2"/>
      <text:p text:style-name="P2">In addition to this, <text:span text:style-name="T4">ExciseHandler takes care of setting up the network and governing the process etc.</text:span></text:p>
      <text:p text:style-name="P2"/>
      <text:p text:style-name="P2"/>
      <text:p text:style-name="P3">List of TP<text:span text:style-name="T5">s</text:span> in the network:</text:p>
      <text:p text:style-name="P3"/>
      <text:p text:style-name="P3">1. ExciseHandler: Governs the network.</text:p>
      <text:p text:style-name="P3">2. ManufacturerHandler: Processes transactions in the transaction family ‘manufacturing’</text:p>
      <text:p text:style-name="P3">3. TransferHandler: <text:s/>Processes transactions in the transaction family ‘transfer’</text:p>
      <text:p text:style-name="P3">4. SalesHandler: <text:s/>Processes transactions in the transaction family ‘sales’</text:p>
      <text:p text:style-name="P4"/>
      <text:p text:style-name="P4"/>
      <text:p text:style-name="P5">Flow of information/logic:</text:p>
      <text:p text:style-name="P4"/>
      <text:p text:style-name="P4"><draw:custom-shape text:anchor-type="paragraph" draw:z-index="0" draw:name="Shape1" draw:style-name="gr1" svg:width="4.763cm" svg:height="2.17cm" svg:x="-1.819cm" svg:y="0.379cm"><text:p>Clients posts a transaction </text:p><text:p>in the appropriate TF, </text:p><text:p>packaged inside the </text:p><text:p>payload func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3" draw:text-style-name="P16" svg:width="2.095cm" svg:height="2.172cm" svg:x="4.902cm" svg:y="0.31cm"><text:p><text:span text:style-name="T8">REST A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6" draw:text-style-name="P16" svg:width="3.917cm" svg:height="2.366cm" svg:x="8.871cm" svg:y="0.337cm"><text:p><text:span text:style-name="T8">Validator sends </text:span></text:p><text:p><text:span text:style-name="T8">the transaction </text:span></text:p><text:p><text:span text:style-name="T8">to the appropriate</text:span></text:p><text:p><text:span text:style-name="T8"><text:s/></text:span><text:span text:style-name="T8">TP based on T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6" draw:text-style-name="P16" svg:width="3.917cm" svg:height="2.366cm" svg:x="14.612cm" svg:y="0.146cm"><text:p><text:span text:style-name="T8">Apply function in the </text:span></text:p><text:p><text:span text:style-name="T8">TP executes the logi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><draw:custom-shape text:anchor-type="paragraph" draw:z-index="1" draw:name="Shape2" draw:style-name="gr2" svg:width="1.509cm" svg:height="0.53cm" svg:x="3.156cm" svg:y="0.19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2" draw:style-name="gr4" svg:width="1.403cm" svg:height="0.556cm" svg:x="12.998cm" svg:y="0.2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Shape2" draw:style-name="gr5" svg:width="1.377cm" svg:height="0.556cm" svg:x="7.204cm" svg:y="0.2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6">Assumptions taken:</text:p>
      <text:p text:style-name="P1"/>
      <text:p text:style-name="P1">Each of the entities in the supply chain is provided with a view, wherein they only have access to post transactions/make changes based on their role in the network.</text:p>
      <text:p text:style-name="P1"/>
      <text:p text:style-name="P1">The Excise department is assumed to have vetted each entity (except consumer) before giving them access to the corresponding view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21:48:37.163441898</meta:creation-date>
    <dc:date>2018-12-26T21:50:12.382136100</dc:date>
    <meta:editing-duration>PT1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3" meta:word-count="329" meta:character-count="2150" meta:non-whitespace-character-count="1838"/>
  </office:meta>
</office:document-meta>
</file>